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renhet.</text:p>
      <text:p text:style-name="Standard"/>
      <text:p text:style-name="Standard">Robotens styrenhet tar in olika orders från målsökningsenheten som styrenheten sedan utför. </text:p>
      <text:p text:style-name="Standard"/>
      <text:p text:style-name="Standard">Styrenhetens orders: åk frammåt, sväng höver, sväng vänster, sjut laser, bli osynlig, bli synlig, skick IR-signal och tänd / släck lys dioder.</text:p>
      <text:p text:style-name="Standard"/>
      <text:p text:style-name="Standard">PSEDOKOD</text:p>
      <text:p text:style-name="Standard"/>
      <text:p text:style-name="Standard"># <text:s/>order = tolka och konvertera order data.</text:p>
      <text:p text:style-name="Standard"># switch(order)</text:p>
      <text:p text:style-name="Standard"><text:tab/>case åk frammåt</text:p>
      <text:p text:style-name="Standard"><text:tab/><text:tab/>åkFrammåt()</text:p>
      <text:p text:style-name="Standard"><text:tab/>Case sväng höger</text:p>
      <text:p text:style-name="Standard"><text:tab/><text:tab/>SvängHöger() </text:p>
      <text:p text:style-name="Standard"><text:tab/>Case sjut laser</text:p>
      <text:p text:style-name="Standard"><text:tab/><text:tab/>sjutLaser()</text:p>
      <text:p text:style-name="Standard"><text:tab/>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r Olin</meta:initial-creator>
    <meta:creation-date>2015-10-13T19:56:16.98</meta:creation-date>
    <dc:date>2015-10-13T20:08:27.01</dc:date>
    <dc:creator>Per Olin</dc:creator>
    <meta:editing-duration>PT12M1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3" meta:word-count="59" meta:character-count="405"/>
  </office:meta>
</office:document-meta>
</file>